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6564" officeooo:paragraph-rsid="000c6564"/>
    </style:style>
    <style:style style:name="P2" style:family="paragraph" style:parent-style-name="Standard">
      <style:text-properties officeooo:rsid="000e2b78" officeooo:paragraph-rsid="000e2b78"/>
    </style:style>
    <style:style style:name="T1" style:family="text">
      <style:text-properties officeooo:rsid="000c6b1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e personne a un nom, un prénom, un avatar, un mot de passe, un identifiant de connexion, une adresse mail et un numéro de carte universitaire.</text:p>
      <text:p text:style-name="P1">Une personne utilisant l’application peut être un étudiant, un professeur, un personnel de l’administration ou un visiteur.</text:p>
      <text:p text:style-name="P1">Une personne peut choisir la langue utilisée pour l’application.</text:p>
      <text:p text:style-name="P1">Une personne peut choisir d’activer ou non sa localisation dans le bâtiment.</text:p>
      <text:p text:style-name="P1">Une personne accepte ou non les conditions d’utilisation.</text:p>
      <text:p text:style-name="P1">L’application a une version, une date de création, une langue par défaut.</text:p>
      <text:p text:style-name="P1">L’application a un nom, un logo <text:span text:style-name="T1">et les conditions d’utilisation</text:span>.</text:p>
      <text:p text:style-name="P1">Une personne peut recevoir des notifications.</text:p>
      <text:p text:style-name="P1">Une personne peut rechercher quelqu’un. Cet historique de recherche est enregistré avec la date de la recherche, la personne recherchée et la personne qui cherche.</text:p>
      <text:p text:style-name="P1">Une personne a une localisation avec un lieu et une date.</text:p>
      <text:p text:style-name="P1">Un lieu possède un nom.</text:p>
      <text:p text:style-name="P2">Une personne peut être connectée ou déconnectée de l’applic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9T14:44:24.656000000</dc:date>
    <meta:editing-duration>PT4M17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2" meta:word-count="150" meta:character-count="954" meta:non-whitespace-character-count="816"/>
  </office:meta>
</office:document-meta>
</file>